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6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0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</text:span></text:p>
            <text:p text:style-name="P3"><text:span text:style-name="T2">Nom :<text:s/></text:span><text:span text:style-name="T3">Parcourir la carte(package « Gestion des achats »)<text:line-break/></text:span><text:span text:style-name="T4">Acteur(s) :<text:s/></text:span><text:span text:style-name="T5">Acheteur (client)<text:line-break/></text:span><text:span text:style-name="T6">Description :<text:s/></text:span><text:span text:style-name="T7">L'acteur parcourt la carte.<text:line-break/></text:span><text:span text:style-name="T8">Auteur :<text:s/></text:span><text:span text:style-name="T9">Guichou Brice<text:line-break/></text:span><text:span text:style-name="T10">Date(s) :<text:s/></text:span><text:span text:style-name="T11">27/04/2020</text:span></text:p>
            <text:p text:style-name="P4"><text:span text:style-name="T12">Pré-conditions :<text:s/></text:span><text:span text:style-name="T13">Aucune.<text:line-break/></text:span><text:span text:style-name="T14">Démarrage :<text:s/></text:span><text:span text:style-name="T15">L’utilisateur à ouvert l'onglet des produits sur le site.</text:span></text:p>
            <text:p text:style-name="P4"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DESCRIPTION</text:span></text:p>
            <text:p text:style-name="P7"><text:span text:style-name="T17">Le scénario nominal :</text:span></text:p>
            <text:p text:style-name="P8"><text:span text:style-name="T18">1. Le<text:s/></text:span><text:span text:style-name="T19">système<text:s/></text:span><text:span text:style-name="T20">affiche la page contenant la liste des catégories de produits.<text:line-break/>2. L</text:span><text:span text:style-name="T21">’utilisateur<text:s/></text:span><text:span text:style-name="T22">sélectionne une des catégories.<text:line-break/>3. Le<text:s/></text:span><text:span text:style-name="T23">système<text:s/></text:span><text:span text:style-name="T24">recherche les produits appartenant à la catégorie de l</text:span><text:span text:style-name="T25">'utilisateur</text:span><text:span text:style-name="T26">.<text:line-break/>4. Le<text:s/></text:span><text:span text:style-name="T27">système<text:s/></text:span><text:span text:style-name="T28">affiche une description et une photo pour chaque produit trouvé.</text:span></text:p>
            <text:p text:style-name="P8"><text:span text:style-name="T28">5. L</text:span><text:span text:style-name="T29">’utilisateur<text:s/></text:span><text:span text:style-name="T30">peut sélectionner un produit parmi ceux affichés.</text:span></text:p>
            <text:p text:style-name="P8"><text:span text:style-name="T30">6. Le<text:s/></text:span><text:span text:style-name="T31">système<text:s/></text:span><text:span text:style-name="T32">affiche les informations détaillées du produit choisi.</text:span></text:p>
            <text:p text:style-name="P8"><text:span text:style-name="T32">7. L</text:span><text:span text:style-name="T33">’utilisateur<text:s/></text:span><text:span text:style-name="T34">peut ajouter le produit affiché à son panier.</text:span></text:p>
            <text:p text:style-name="P8"><text:span text:style-name="T34">8. Le<text:s/></text:span><text:span text:style-name="T35">système<text:s/></text:span><text:span text:style-name="T36">enregistre le produit affiché dans le panier de l'</text:span><text:span text:style-name="T37">utilisateur</text:span><text:span text:style-name="T38">.<text:line-break/></text:span><text:span text:style-name="T39"/></text:p>
          </table:table-cell>
        </table:table-row>
        <table:table-row table:style-name="TableRow0102">
          <table:table-cell table:style-name="TableCell010200">
            <text:p text:style-name="P11"><text:span text:style-name="T40">Les scénarios alternatifs :</text:span></text:p>
            <text:p text:style-name="P12"><text:span text:style-name="T41">2.a L</text:span><text:span text:style-name="T42">’utilisateur<text:s/></text:span><text:span text:style-name="T43">décide de quitter la consultation de la catégorie de produits choisie.<text:line-break/>2.b L</text:span><text:span text:style-name="T44">’utilisateur<text:s/></text:span><text:span text:style-name="T45">décide de quitter la consultation du catalogue.<text:line-break/>5.a L’</text:span><text:span text:style-name="T46">utilisateur<text:s/></text:span><text:span text:style-name="T47">décider de quitter la consultation de la catégorie de produits choisie.<text:line-break/>5.bL</text:span><text:span text:style-name="T48">’utilisateur<text:s/></text:span><text:span text:style-name="T49">décide de quitter la consultation du catalogue.</text:span></text:p>
            <text:p text:style-name="P12"><text:span text:style-name="T49">7.a L’</text:span><text:span text:style-name="T50">utilisateur<text:s/></text:span><text:span text:style-name="T51">décider de quitter la consultation de la catégorie de produits choisie.<text:line-break/>7.bL</text:span><text:span text:style-name="T52">’utilisateur<text:s/></text:span><text:span text:style-name="T53">décide de quitter la consultation du catalogue.</text:span></text:p>
            <text:p text:style-name="P12"><text:span text:style-name="T54"/></text:p>
          </table:table-cell>
        </table:table-row>
        <table:table-row table:style-name="TableRow0103">
          <table:table-cell table:style-name="TableCell010300">
            <text:p text:style-name="P15"><text:span text:style-name="T54"/></text:p>
            <text:p text:style-name="P15"><text:span text:style-name="T55">Les scénarios d'exceptions : </text:span></text:p>
            <text:p text:style-name="P15"><text:span text:style-name="T56">7. Le produit n'est plus disponible.</text:span><text:span text:style-name="T57"/></text:p>
          </table:table-cell>
        </table:table-row>
        <table:table-row table:style-name="TableRow0104">
          <table:table-cell table:style-name="TableCell010400">
            <text:p text:style-name="P18"><text:span text:style-name="T58">Fin :<text:s/></text:span><text:span text:style-name="T59">Scénario nominal : aux étapes 2, 5 ou 7, sur décision de l'utilisateur.</text:span><text:span text:style-name="T60"/></text:p>
          </table:table-cell>
        </table:table-row>
      </table:table>
      <text:p text:style-name="P20"><text:span text:style-name="T61">Post-conditions :<text:s/></text:span><text:span text:style-name="T62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